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Palatino Linotype" svg:font-family="'Palatino Linotype'" style:font-family-generic="roman" style:font-pitch="variable"/>
    <style:font-face style:name="Palatino Linotype1" svg:font-family="'Palatino Linotype'" style:font-family-generic="system" style:font-pitch="variable"/>
    <style:font-face style:name="gg sans" svg:font-family="'gg sans', 'Noto Sans', 'Helvetica Neue', Helvetica, Arial, sans-serif"/>
  </office:font-face-decls>
  <office:automatic-styles>
    <style:style style:name="P1" style:family="paragraph" style:parent-style-name="Heading_20_4">
      <style:paragraph-properties fo:margin-left="0in" fo:margin-right="0in" fo:margin-top="0.1665in" fo:margin-bottom="0.028in" style:contextual-spacing="false" fo:line-height="100%" fo:keep-together="auto" fo:text-indent="0.3126in" style:auto-text-indent="false" fo:keep-with-next="auto"/>
    </style:style>
    <style:style style:name="P2" style:family="paragraph" style:parent-style-name="LO-normal">
      <style:paragraph-properties fo:margin-left="2.5in" fo:margin-right="0in" fo:text-align="start" style:justify-single-word="false" fo:text-indent="0.5in" style:auto-text-indent="false"/>
    </style:style>
    <style:style style:name="P3" style:family="paragraph" style:parent-style-name="LO-normal">
      <style:paragraph-properties fo:margin-left="3in" fo:margin-right="0in" fo:text-align="start" style:justify-single-word="false" fo:text-indent="0.5in" style:auto-text-indent="false"/>
    </style:style>
    <style:style style:name="P4" style:family="paragraph" style:parent-style-name="LO-normal">
      <style:paragraph-properties fo:margin-left="3in" fo:margin-right="0in" fo:text-align="start" style:justify-single-word="false" fo:text-indent="0in" style:auto-text-indent="false"/>
    </style:style>
    <style:style style:name="P5" style:family="paragraph" style:parent-style-name="LO-normal">
      <style:paragraph-properties fo:margin-left="0in" fo:margin-right="0in" fo:text-align="center" style:justify-single-word="false" fo:text-indent="0.3126in" style:auto-text-indent="false"/>
    </style:style>
    <style:style style:name="P6" style:family="paragraph" style:parent-style-name="LO-normal" style:master-page-name="Standard">
      <style:paragraph-properties fo:margin-left="0in" fo:margin-right="0in" fo:text-align="center" style:justify-single-word="false" fo:text-indent="0.3126in" style:auto-text-indent="false" style:page-number="1"/>
    </style:style>
    <style:style style:name="P7" style:family="paragraph" style:parent-style-name="LO-normal">
      <style:paragraph-properties fo:margin-left="0in" fo:margin-right="0in" fo:text-align="center" style:justify-single-word="false" fo:text-indent="0in" style:auto-text-indent="false"/>
    </style:style>
    <style:style style:name="P8" style:family="paragraph" style:parent-style-name="LO-normal">
      <style:paragraph-properties fo:text-align="center" style:justify-single-word="false" fo:break-before="page"/>
    </style:style>
    <style:style style:name="P9" style:family="paragraph" style:parent-style-name="LO-normal">
      <style:paragraph-properties fo:text-align="center" style:justify-single-word="false"/>
    </style:style>
    <style:style style:name="P10" style:family="paragraph" style:parent-style-name="LO-normal">
      <style:paragraph-properties fo:margin-left="0in" fo:margin-right="0in" fo:text-align="center" style:justify-single-word="false" fo:text-indent="0in" style:auto-text-indent="false"/>
      <style:text-properties officeooo:paragraph-rsid="0015817a"/>
    </style:style>
    <style:style style:name="P11" style:family="paragraph" style:parent-style-name="LO-normal">
      <style:paragraph-properties fo:margin-left="0in" fo:margin-right="0in" fo:margin-top="0.1665in" fo:margin-bottom="0.1665in" style:contextual-spacing="false" fo:line-height="100%" fo:text-indent="0.3126in" style:auto-text-indent="false"/>
    </style:style>
    <style:style style:name="P12" style:family="paragraph" style:parent-style-name="LO-normal">
      <style:paragraph-properties fo:margin-top="0.1665in" fo:margin-bottom="0.1665in" style:contextual-spacing="false" fo:line-height="100%"/>
    </style:style>
    <style:style style:name="P13" style:family="paragraph" style:parent-style-name="LO-normal">
      <style:paragraph-properties fo:margin-left="0in" fo:margin-right="0in" fo:margin-top="0in" fo:margin-bottom="0.1665in" style:contextual-spacing="false" fo:line-height="100%" fo:text-indent="0.3126in" style:auto-text-indent="false"/>
      <style:text-properties officeooo:paragraph-rsid="001b1861"/>
    </style:style>
    <style:style style:name="P14" style:family="paragraph" style:parent-style-name="LO-normal">
      <style:paragraph-properties fo:margin-left="0in" fo:margin-right="0in" fo:text-indent="0.3126in" style:auto-text-indent="false"/>
    </style:style>
    <style:style style:name="P15" style:family="paragraph" style:parent-style-name="LO-normal">
      <style:paragraph-properties fo:margin-left="0in" fo:margin-right="0in" fo:text-indent="0.3126in" style:auto-text-indent="false" fo:break-before="page"/>
    </style:style>
    <style:style style:name="P16" style:family="paragraph" style:parent-style-name="LO-normal">
      <style:paragraph-properties fo:margin-left="0in" fo:margin-right="0in" fo:text-indent="0in" style:auto-text-indent="false"/>
    </style:style>
    <style:style style:name="P17" style:family="paragraph" style:parent-style-name="LO-normal">
      <style:paragraph-properties fo:margin-left="0in" fo:margin-right="0in" fo:text-indent="0in" style:auto-text-indent="false"/>
    </style:style>
    <style:style style:name="P18" style:family="paragraph" style:parent-style-name="LO-normal">
      <style:paragraph-properties fo:line-height="150%"/>
    </style:style>
    <style:style style:name="P19" style:family="paragraph" style:parent-style-name="LO-normal">
      <style:paragraph-properties fo:text-align="center" style:justify-single-word="false"/>
      <style:text-properties fo:font-weight="bold" style:font-weight-asian="bold"/>
    </style:style>
    <style:style style:name="P20" style:family="paragraph" style:parent-style-name="LO-normal">
      <style:paragraph-properties fo:margin-left="0.1874in" fo:margin-right="0in" fo:text-indent="0in" style:auto-text-indent="false"/>
    </style:style>
    <style:style style:name="P21" style:family="paragraph" style:parent-style-name="LO-normal">
      <style:paragraph-properties fo:margin-left="0.5626in" fo:margin-right="0in" fo:text-indent="0in" style:auto-text-indent="false"/>
    </style:style>
    <style:style style:name="P22" style:family="paragraph" style:parent-style-name="LO-normal" style:list-style-name="WWNum1">
      <style:paragraph-properties fo:margin-left="1in" fo:margin-right="0in" fo:text-indent="-0.25in" style:auto-text-indent="false"/>
    </style:style>
    <style:style style:name="P23" style:family="paragraph" style:parent-style-name="LO-normal">
      <style:paragraph-properties fo:margin-left="0in" fo:margin-right="0in" fo:text-indent="0.5in" style:auto-text-indent="false"/>
    </style:style>
    <style:style style:name="P24" style:family="paragraph" style:parent-style-name="LO-normal">
      <style:paragraph-properties fo:margin-left="0.1874in" fo:margin-right="0in" fo:text-indent="0in" style:auto-text-indent="false"/>
      <style:text-properties officeooo:paragraph-rsid="00156229"/>
    </style:style>
    <style:style style:name="P25" style:family="paragraph" style:parent-style-name="LO-normal">
      <style:paragraph-properties fo:margin-left="0.1874in" fo:margin-right="0in" fo:text-indent="0in" style:auto-text-indent="false"/>
      <style:text-properties officeooo:paragraph-rsid="0015817a"/>
    </style:style>
    <style:style style:name="P26" style:family="paragraph" style:parent-style-name="LO-normal">
      <style:text-properties officeooo:paragraph-rsid="0015817a"/>
    </style:style>
    <style:style style:name="P27" style:family="paragraph" style:parent-style-name="LO-normal">
      <style:paragraph-properties fo:margin-left="0in" fo:margin-right="0in" fo:text-indent="0in" style:auto-text-indent="false"/>
      <style:text-properties officeooo:paragraph-rsid="0015817a"/>
    </style:style>
    <style:style style:name="P28" style:family="paragraph" style:parent-style-name="LO-normal">
      <style:paragraph-properties fo:margin-left="0in" fo:margin-right="0in" fo:text-indent="0.3126in" style:auto-text-indent="false"/>
      <style:text-properties officeooo:paragraph-rsid="0015817a"/>
    </style:style>
    <style:style style:name="P29" style:family="paragraph" style:parent-style-name="LO-normal" style:master-page-name="">
      <style:paragraph-properties fo:margin-left="0in" fo:margin-right="0in" fo:text-indent="0.3126in" style:auto-text-indent="false" style:page-number="auto" fo:break-before="page"/>
      <style:text-properties officeooo:paragraph-rsid="001950a2"/>
    </style:style>
    <style:style style:name="P30" style:family="paragraph" style:parent-style-name="LO-normal">
      <style:text-properties officeooo:paragraph-rsid="001b1861"/>
    </style:style>
    <style:style style:name="P31" style:family="paragraph" style:parent-style-name="LO-normal">
      <style:paragraph-properties fo:margin-left="0.5in" fo:margin-right="0in" fo:text-indent="0in" style:auto-text-indent="false"/>
      <style:text-properties officeooo:paragraph-rsid="001e4b84"/>
    </style:style>
    <style:style style:name="P32" style:family="paragraph" style:parent-style-name="Text_20_body" style:list-style-name="L1"/>
    <style:style style:name="P33" style:family="paragraph" style:parent-style-name="Text_20_body">
      <style:paragraph-properties fo:margin-left="0in" fo:margin-right="0in" fo:text-indent="0in" style:auto-text-indent="false"/>
    </style:style>
    <style:style style:name="P34" style:family="paragraph" style:parent-style-name="Text_20_body">
      <style:paragraph-properties fo:margin-left="0in" fo:margin-right="0in" fo:text-indent="0.3126in" style:auto-text-indent="false"/>
      <style:text-properties officeooo:paragraph-rsid="001f9cc8"/>
    </style:style>
    <style:style style:name="P35" style:family="paragraph" style:parent-style-name="Text_20_body" style:master-page-name="">
      <loext:graphic-properties draw:fill="none"/>
      <style:paragraph-properties fo:margin-left="0.3118in" fo:margin-right="0in" fo:margin-top="0in" fo:margin-bottom="0.0972in" style:contextual-spacing="false" fo:line-height="115%" fo:text-align="start"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36" style:family="paragraph" style:parent-style-name="Text_20_body" style:master-page-name="">
      <loext:graphic-properties draw:fill="none"/>
      <style:paragraph-properties fo:margin-left="0.3118in" fo:margin-right="0in" fo:margin-top="0in" fo:margin-bottom="0.0972in" style:contextual-spacing="false" fo:line-height="115%" fo:text-align="start"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37" style:family="paragraph" style:parent-style-name="Text_20_body" style:master-page-name="">
      <loext:graphic-properties draw:fill="none"/>
      <style:paragraph-properties fo:margin-left="0.3118in" fo:margin-right="0in" fo:margin-top="0in" fo:margin-bottom="0.0972in" style:contextual-spacing="false" fo:line-height="115%" fo:text-align="start"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38" style:family="paragraph" style:parent-style-name="Text_20_body" style:master-page-name="">
      <loext:graphic-properties draw:fill="none"/>
      <style:paragraph-properties fo:margin-left="0.6252in" fo:margin-right="0in" fo:margin-top="0in" fo:margin-bottom="0.0972in" style:contextual-spacing="false" fo:line-height="115%" fo:text-align="start"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T1" style:family="text">
      <style:text-properties fo:font-weight="bold" style:font-weight-asian="bold"/>
    </style:style>
    <style:style style:name="T2" style:family="text">
      <style:text-properties fo:font-variant="normal" fo:text-transform="none" style:font-name="Arial" fo:font-size="11pt" fo:letter-spacing="normal" fo:font-style="normal" fo:font-weight="normal" style:font-size-asian="11pt" style:font-style-asian="normal" style:font-weight-asian="normal" style:font-size-complex="11pt"/>
    </style:style>
    <style:style style:name="T3" style:family="text">
      <style:text-properties fo:font-variant="normal" fo:text-transform="none" fo:font-size="11pt" fo:letter-spacing="normal" fo:font-style="normal" fo:font-weight="normal" style:font-size-asian="11pt" style:font-style-asian="normal" style:font-weight-asian="normal" style:font-size-complex="11pt"/>
    </style:style>
    <style:style style:name="T4" style:family="text">
      <style:text-properties fo:font-variant="normal" fo:text-transform="none" style:font-name="gg sans" fo:font-size="11pt" fo:letter-spacing="normal" fo:font-style="normal" fo:font-weight="normal" style:font-size-asian="11pt" style:font-style-asian="normal" style:font-weight-asian="normal" style:font-size-complex="11pt"/>
    </style:style>
    <style:style style:name="T5" style:family="text">
      <style:text-properties fo:font-variant="normal" fo:text-transform="none" style:font-name="gg sans" fo:font-size="11pt" fo:letter-spacing="normal" fo:font-style="normal" fo:font-weight="normal" style:font-size-asian="11pt" style:font-size-complex="11pt"/>
    </style:style>
    <style:style style:name="T6" style:family="text">
      <style:text-properties fo:font-variant="normal" fo:text-transform="none" style:font-name="gg sans" fo:font-size="13.5pt" fo:letter-spacing="normal" fo:font-style="normal" fo:font-weight="normal"/>
    </style:style>
    <style:style style:name="T7" style:family="text">
      <style:text-properties fo:font-variant="normal" fo:text-transform="none" style:font-name="Arial1" fo:font-size="11pt" fo:letter-spacing="normal" fo:font-style="normal" fo:font-weight="normal" style:font-size-asian="11pt" style:font-style-asian="normal" style:font-weight-asian="normal" style:font-size-complex="11pt"/>
    </style:style>
    <style:style style:name="T8" style:family="text">
      <style:text-properties fo:font-variant="normal" fo:text-transform="none" style:font-name="Arial1" fo:font-size="11pt" fo:letter-spacing="normal" fo:font-style="normal" fo:font-weight="normal" style:font-size-asian="11pt" style:font-size-complex="11pt"/>
    </style:style>
    <style:style style:name="T9" style:family="text">
      <style:text-properties fo:font-variant="normal" fo:text-transform="none" style:font-name="Arial1" fo:font-size="11pt" fo:letter-spacing="normal" fo:font-style="normal" fo:font-weight="normal" officeooo:rsid="001b1861" style:font-size-asian="11pt" style:font-size-complex="11pt"/>
    </style:style>
    <style:style style:name="T10" style:family="text">
      <style:text-properties fo:font-style="italic" fo:font-weight="bold" style:font-style-asian="italic" style:font-weight-asian="bold"/>
    </style:style>
    <style:style style:name="T11" style:family="text">
      <style:text-properties fo:font-style="italic" style:font-style-asian="italic"/>
    </style:style>
    <style:style style:name="T12" style:family="text">
      <style:text-properties fo:color="#000000" loext:opacity="100%" fo:font-size="11pt" style:font-size-asian="11pt" style:font-size-complex="11pt"/>
    </style:style>
    <style:style style:name="T13" style:family="text">
      <style:text-properties fo:color="#000000" loext:opacity="100%" fo:font-size="11pt" fo:font-style="italic" fo:font-weight="bold" style:font-size-asian="11pt" style:font-style-asian="italic" style:font-weight-asian="bold" style:font-size-complex="11pt"/>
    </style:style>
    <style:style style:name="T14" style:family="text">
      <style:text-properties fo:color="#000000" loext:opacity="100%" fo:font-size="11pt" fo:font-weight="bold" style:font-size-asian="11pt" style:font-weight-asian="bold" style:font-size-complex="11pt"/>
    </style:style>
    <style:style style:name="T15" style:family="text">
      <style:text-properties fo:color="#000000" loext:opacity="100%"/>
    </style:style>
    <style:style style:name="T16" style:family="text">
      <style:text-properties style:font-name="Palatino Linotype" style:font-name-asian="Palatino Linotype1" style:font-name-complex="Palatino Linotype1"/>
    </style:style>
    <style:style style:name="T17" style:family="text">
      <style:text-properties style:font-name="Calibri" fo:font-size="13pt" fo:font-weight="bold" style:font-name-asian="Calibri1" style:font-size-asian="13pt" style:font-weight-asian="bold" style:font-name-complex="Calibri1" style:font-size-complex="13pt"/>
    </style:style>
    <style:style style:name="T18" style:family="text">
      <style:text-properties fo:font-weight="normal" style:font-weight-asian="normal" style:font-weight-complex="normal"/>
    </style:style>
    <style:style style:name="T19" style:family="text">
      <style:text-properties fo:font-weight="normal" officeooo:rsid="00156229" style:font-weight-asian="normal" style:font-weight-complex="normal"/>
    </style:style>
    <style:style style:name="T20" style:family="text">
      <style:text-properties style:font-name="Arial1" fo:font-size="11pt" style:font-size-asian="11pt" style:font-size-complex="11pt"/>
    </style:style>
    <style:style style:name="T21" style:family="text">
      <style:text-properties fo:font-size="11pt" style:font-size-asian="11pt" style:font-size-complex="11pt"/>
    </style:style>
    <style:style style:name="T22" style:family="text">
      <style:text-properties officeooo:rsid="00156229"/>
    </style:style>
    <style:style style:name="T23" style:family="text">
      <style:text-properties officeooo:rsid="0015817a"/>
    </style:style>
    <style:style style:name="T24" style:family="text">
      <style:text-properties officeooo:rsid="001950a2"/>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CONTRACTOR AGREEMENT</text:span><text:line-break/></text:p>
      <text:p text:style-name="P13"><text:span text:style-name="Strong_20_Emphasis">THIS CONTRACTOR AGREEMENT</text:span> (the "Agreement") is made and entered into, effective as of the latest date set forth on the signature page (the "Effective Date"), by and between EmbodyGames PTY LTD, a Queensland corporation with a principal place of business located at 29 Tomkinson Street, Wilsonton, Queensland 4350, Australia, A.C.N. 675 528 837 (hereinafter referred to as the "Company" or "EmbodyGames"), and Dex Cimino, with a principal place of business at 6126 Russell Ct, Golden, Colorado 80403, USA (hereinafter referred to as the "Contractor"). </text:p>
      <text:p text:style-name="P11"><text:span text:style-name="T1">WHEREAS</text:span>, the Company is engaged in the business of developing digital assets for various projects; and </text:p>
      <text:p text:style-name="P11"><text:span text:style-name="T1">WHEREAS</text:span>, the Company requires the expertise of skilled individuals, including contractors, to contribute to the creation and development of digital assets for its projects; and</text:p>
      <text:p text:style-name="P11"><text:span text:style-name="T1">WHEREAS</text:span>, the Contractor possesses the necessary skills and expertise to provide the required services to the Company;</text:p>
      <text:p text:style-name="P11"><text:span text:style-name="T1">NOW, THEREFORE</text:span>, in consideration of the premises and the mutual covenants contained herein, and for other good and valuable consideration, the receipt and sufficiency of which are hereby acknowledged, the parties agree as follows:</text:p>
      <text:p text:style-name="P14">1. <text:s text:c="3"/><text:span text:style-name="T10">Services.</text:span> The Contractor shall perform the services set forth in the Statement of Work (SOW) attached hereto as Appendix A (the “Services”), which may be augmented by additional SOWs from time to time as further delineated in Section 2.3 hereof. The Contractor shall render the Services. The Contractor shall not allow any other person or entity to perform any of the Services for or instead of the Contractor. The Contractor shall comply with the statutes, rules, regulations, and orders of any governmental or quasi-governmental authority, applicable to the performance of the Services.</text:p>
      <text:p text:style-name="P14"/>
      <text:p text:style-name="P14">2. <text:s text:c="2"/><text:span text:style-name="T10">Terms of Engagement.</text:span><text:span text:style-name="T10"/></text:p>
      <text:p text:style-name="P14"/>
      <text:p text:style-name="P16">2.1 <text:span text:style-name="T10">Definitions.</text:span> <text:s text:c="2"/>For purposes of this Agreement, the following terms shall have the following meanings:</text:p>
      <text:p text:style-name="P14"/>
      <text:p text:style-name="P14">(a) “Accrued Expenses” shall mean any appropriate business expenses incurred by the Contractor in connection with the Services provided hereunder, which have been approved by the Company in writing, all to the extent unpaid or unreimbursed on the date of termination.</text:p>
      <text:p text:style-name="P14"/>
      <text:p text:style-name="P14">(b) “Confidential Information” shall mean all information related to any aspect of the Company’s business which is either information not known by actual or potential competitors of the Company or is proprietary information of the Company, whether of a technical nature or otherwise. Confidential Information is to be broadly defined and includes, but is not limited to, trade secrets, copyrights, ideas, techniques, know-how, inventions (whether patentable or not), and/or any other information of any type relating to firmware, computer programs, computer code, software source documents, software design and architecture, computer hardware, circuits, silicon chip technology, testing procedures, product requirements and specifications, devices, designs, configurations, documentation, recorded data, schematics, master works, master databases, algorithms, flow charts, formulae, works of authorship, mechanisms, research, manufacture, improvements, assembly, installation, intellectual property, including patents and patent applications, business plans, past or future financing, marketing, forecasts, <text:soft-page-break/>pricing, customers, the salaries, duties, qualifications, performance levels, and terms of compensation of other employees, and/or cost or other financial data concerning any of the foregoing or the Company and its operations generally.</text:p>
      <text:p text:style-name="P14"/>
      <text:p text:style-name="P14">(c) “Inventions” shall mean any and all products, inventions, innovations, ideas, discoveries, designs, schematics, mask works, data, formulas, software, databases, algorithms, programs, trade secrets, works of authorship, assays, developmental or experimental work, methods, processes, techniques, improvements, and related know-how and which are made by Contractor, alone or in combination with others, either on behalf of the Company under this Agreement, or with the use of or as a result of access to Confidential Information or property, including but not limited to any derivative work which constitutes an improvement or modification to any tangible form of Confidential Information, such as any design, drawing, or product that embodies Confidential Information, and whether or not patentable, copyrightable, or qualified for other intellectual property protection.</text:p>
      <text:p text:style-name="P14"/>
      <text:p text:style-name="P14">2.2 <text:s text:c="2"/><text:span text:style-name="T10">Independent Contractor.</text:span> The Contractor is an independent contractor and not an employee of the Company. The Contractor has no authority to obligate or bind the Company by contract or otherwise. The Contractor will not be eligible for any employee benefits, and the Company will not make deductions from the Contractor’s fees for taxes (except as otherwise required by applicable law or regulation). Any taxes imposed on the Contractor due to activities performed hereunder will be the sole responsibility of the Contractor.</text:p>
      <text:p text:style-name="P14"/>
      <text:p text:style-name="P14">2.3 <text:s text:c="2"/><text:span text:style-name="T10">Term.</text:span> This Agreement shall continue so long as a mutually agreed-upon SOW is outstanding. For the avoidance of doubt, it is intended by the Parties that additional SOW’s may be utilized for projects beyond the initial SOW, and this Agreement will apply with full force and effect with respect to any SOW between the Parties. All SOW’s shall be in writing and be in the format set forth in Appendix A hereto.</text:p>
      <text:p text:style-name="P14"/>
      <text:p text:style-name="P14">2.4 <text:s text:c="2"/><text:span text:style-name="T10">Termination of Contractor.</text:span> Upon termination of the Contractor, the Contractor shall promptly return to the Company, without limitation, all documents, drawings and any other items of whatever nature supplied to the Contractor by the Company or owned by the Company pursuant to this Agreement, and the Company shall pay the Contractor Accrued Expenses, if any.</text:p>
      <text:p text:style-name="P14"/>
      <text:p text:style-name="P34"><text:span text:style-name="Strong_20_Emphasis"><text:span text:style-name="T18">2.5 <text:s text:c="2"/></text:span></text:span><text:span text:style-name="Strong_20_Emphasis">Non-Completion or Abandonment of Work:</text:span></text:p>
      <text:p text:style-name="Text_20_body">In the event that the Contractor:</text:p>
      <text:p text:style-name="P35">(a) Fails to complete the Services or abandons the work described in the Statement of Work (SOW) without good cause;</text:p>
      <text:p text:style-name="P35">(b) Fails to meet agreed-upon deadlines or deliverables; or</text:p>
      <text:p text:style-name="P35">(c) Fails to provide required progress reports or engage in communication as required by the Company,</text:p>
      <text:p text:style-name="Text_20_body">The Company may, at its sole discretion, take the following actions:</text:p>
      <text:p text:style-name="P38">(i) Terminate this Agreement immediately upon written notice to the Contractor;</text:p>
      <text:p text:style-name="P38">(ii) Withhold payment for any incomplete or unsatisfactory work until the deliverables are completed to the satisfaction of the Company, as determined by the Company in its sole discretion; and</text:p>
      <text:p text:style-name="P38"><text:soft-page-break/>(iii) Seek reimbursement for damages, including but not limited to additional costs incurred by the Company to complete the Services by hiring a replacement contractor or taking corrective actions.</text:p>
      <text:p text:style-name="P14"/>
      <text:p text:style-name="P14"/>
      <text:p text:style-name="P14">3. <text:s text:c="2"/><text:span text:style-name="T10">Compensation and Expenses.</text:span><text:span text:style-name="T10"/></text:p>
      <text:p text:style-name="P14"/>
      <text:p text:style-name="P14">3.1 <text:s text:c="2"/><text:span text:style-name="T10">Compensation; Status Meetings; Weekly Work Reports.</text:span> In consideration of the Services to be provided, the Contractor shall be compensated as set forth in Appendix A hereto. Contractor must participate in weekly status meetings, when applicable, with the Company in a format specified by the Company for the term of the Agreement. In addition, Contractor shall provide weekly reports on the hours spent on the project and delineating each task worked on. In addition, Company shall have the right to rebroadcast, on all Company channels, all broadcasts involving Contractor. Contractor hereby authorizes the Company to withhold any and all required taxes on payments to the Contractor. In the event that Contractor fails to provide required tax forms as mandated by the laws, regulations, or requirements of their respective jurisdiction, Contractor acknowledges and agrees that the Company shall not be held responsible for any resulting tax implications, penalties, or liabilities incurred by Contractor. Contractor shall indemnify and hold the Company harmless from any claims, losses, or damages arising out of Contractor's failure to provide such tax forms..</text:p>
      <text:p text:style-name="P14"/>
      <text:p text:style-name="P14">3.2 <text:s text:c="2"/><text:span text:style-name="T10">Expense Reimbursement.</text:span> The Company shall reimburse the Contractor for all reasonable, ordinary and necessary out-of-pocket travel and other expenses incurred by the Contractor in conjunction with his services to the Company, which expenses have been approved in advance in writing by the Company. The Company will reimburse such expenses within thirty (30) days after Contractor has provided to the Company, in form and substance reasonably satisfactory to the Company, appropriate documentation evidencing such expenses.</text:p>
      <text:p text:style-name="P14"/>
      <text:p text:style-name="P14">4. <text:s text:c="2"/><text:span text:style-name="T10">Company Property.</text:span> All papers, records, data, notes, drawings, files, documents, samples, devices, products, equipment, and other materials, including copies and in whatever form, relating to the business of the Company that the Contractor possesses or creates as a result of the Contractor’s service to the Company, whether or not confidential, are the sole and exclusive property of the Company. In the event of the termination of the Contractor’s service to the Company, the Contractor will promptly deliver all such materials to the Company and will sign and deliver to the Company the “Termination Certificate” attached hereto as Appendix B.</text:p>
      <text:p text:style-name="P14"/>
      <text:p text:style-name="P14">5. <text:s text:c="2"/><text:span text:style-name="T10">Ownership of Inventions.</text:span> Any and all Inventions shall be the property of the Company, and any Inventions which are made by Contractor in performance of the Services under this Agreement, to the maximum extent permitted by law, shall be “works made for hire.” The Contractor hereby assigns and agrees to assign to the Company or its designee, without further consideration, the Contractor’s entire right, title, and interest in and to all Inventions, including all rights to obtain, register, perfect, and enforce patents, copyrights, mask work rights, and other intellectual property protection for Inventions. The Contractor shall disclose promptly and in writing to an individual designated by the Company or to the Contractor’s immediate supervisor all Inventions which the Contractor has made or reduced to practice. During the term of the Contractor’s services to the Company hereunder and for five years after, the Contractor shall assist the Company (at its expense) to obtain and enforce patents, copyrights, and other forms of intellectual property protection on Inventions. In addition, all third party software utilized by Contractor in the creation of the Work Product, as applicable, shall have an active <text:soft-page-break/>subscription during the performance of the Services. Further, in the event Contractor utilizes open source software in the creation of the Work Product, its use in a commercial and production environment shall not create any legal rights by, and/or obligations to, the open-source community.</text:p>
      <text:p text:style-name="P14"/>
      <text:p text:style-name="P14">6. <text:s text:c="2"/><text:span text:style-name="T10">Prior Contracts. </text:span>The Contractor represents that except as disclosed in writing to the Company, (a) there are no other contracts to assign Inventions that are now in existence between any other person or entity and the Contractor, and (b) the Contractor has no employments, consultancies, or undertakings which would restrict or impair the Contractor’s performance of this Agreement.</text:p>
      <text:p text:style-name="P14"/>
      <text:p text:style-name="P14">7. <text:s text:c="2"/><text:span text:style-name="T10">Representations and Warranties of the Contractor.</text:span> The Contractor represents and warrants that the results of the Services (“Work Product”) will be the sole product of the Contractor’s own efforts; that the Contractor is and shall be the sole and exclusive owner of all rights in such Work Product and have the unrestricted right to assign the Contractor’s rights with respect to such Work Product to the Company in accordance with Section 7; and that the use and disclosure of such Work Product by him to the Company will not infringe upon or violate any patent, copyright, trade secret, or other proprietary right of any third party.</text:p>
      <text:p text:style-name="P14"/>
      <text:p text:style-name="P14">8. <text:s text:c="2"/><text:span text:style-name="T10">Indemnification.</text:span> The Contractor shall defend, indemnify and hold harmless the Company and its directors, officers, agents and employees from and against all claims, losses, liabilities, damages, expenses, and costs (including reasonable attorney’s fees and costs of litigation regardless of outcome) which result from any breach or alleged breach by the Contractor of any provision contained in this Agreement or any failure or alleged failure by the Contractor to perform the services required under this Agreement.</text:p>
      <text:p text:style-name="P14"/>
      <text:p text:style-name="P14">9. <text:s text:c="2"/><text:span text:style-name="T10">Consent to Background Screen.</text:span> Contractor voluntarily consents and authorizes Company to undertake a background screen consisting of a criminal record check and conviction history on file with law enforcement agencies, and federal, state, and local courts. Contractor voluntarily releases the Company from all liability for damages or claims which may arise or result from any information gathered pursuant to this authorization. Finally, we reserve the right to immediately terminate this Agreement in the event that we discover unsatisfactory information contained in the background screen report.</text:p>
      <text:p text:style-name="P14"/>
      <text:p text:style-name="LO-normal">10.<text:span text:style-name="T1"> Reference to Mutual Confidentiality and Non-Disclosure Agreement</text:span><text:span text:style-name="T1"/></text:p>
      <text:p text:style-name="P1"><text:bookmark text:name="_3540y3kft8t"/><text:span text:style-name="T12">10.1 </text:span><text:span text:style-name="T13">Incorporation by Reference.</text:span><text:span text:style-name="T14"> <text:s/></text:span><text:span text:style-name="T15">The Parties acknowledge the existence of a Mutual Confidentiality and Non-Disclosure Agreement ("NDA"), entered into by and between the Parties. The Contractor agrees to be bound by the terms and conditions of the NDA as if fully set forth herein. In the event of any conflict between the terms of this Agreement and the NDA, the terms of the NDA shall prevail.</text:span><text:span text:style-name="T15"/></text:p>
      <text:p text:style-name="P1"><text:bookmark text:name="_gqedj1c7vwfd"/><text:span text:style-name="T12">10.2 </text:span><text:span text:style-name="T13">Confidentiality Obligations</text:span><text:span text:style-name="T13"/></text:p>
      <text:p text:style-name="P12">The Contractor acknowledges and agrees that all provisions regarding Confidential Information, as defined in the NDA, contained within this Agreement shall be interpreted in accordance with the terms of the NDA.</text:p>
      <text:p text:style-name="P1"><text:bookmark text:name="_vm4khbwwdbd4"/><text:span text:style-name="T12">10.3 </text:span><text:span text:style-name="T13">Survival</text:span><text:span text:style-name="T13"/></text:p>
      <text:p text:style-name="P12"><text:soft-page-break/>The obligations of confidentiality and non-disclosure under this Agreement shall survive the termination or expiration of this Agreement in accordance with the terms of the NDA.</text:p>
      <text:p text:style-name="P14">11. <text:s text:c="2"/><text:span text:style-name="T10">Miscellaneous.</text:span><text:span text:style-name="T10"/></text:p>
      <text:p text:style-name="P14"/>
      <text:p text:style-name="P14">11.1 <text:s text:c="2"/><text:span text:style-name="T10">Waiver</text:span>. The waiver of the breach of any provision of this Agreement shall not operate or be construed as a waiver of any subsequent breach of the same or other provision hereof.</text:p>
      <text:p text:style-name="P14"/>
      <text:p text:style-name="P14">11.2 <text:s text:c="2"/><text:span text:style-name="T10">Notices.</text:span> All notices and other communications under this Agreement shall be in writing and shall be given by personal or courier delivery, facsimile or first class mail, certified or registered with return receipt requested, and shall be deemed to have been duly given upon receipt if personally delivered or delivered by courier, on the date of transmission if transmitted by facsimile, or three days after mailing if mailed, to the addresses of the Company and the Contractor contained in the records of the Company at the time of such notice. Any party may Change such party’s address for notices by notice duly given pursuant to this Section 12.2.</text:p>
      <text:p text:style-name="P14"/>
      <text:p text:style-name="P14">11.3 <text:s text:c="2"/><text:span text:style-name="T10">Assignment.</text:span> The rights and liabilities of the parties hereto shall bind and inure to the benefit of their respective successors, heirs, executors and administrators, as the case may be; provided, however, that as the Company has specifically contracted for the services to be provided by the Contractor hereunder, the Contractor may not assign or delegate the Contractor’s obligations under this Agreement either in whole or in part without the prior written consent of the Company.</text:p>
      <text:p text:style-name="P14"/>
      <text:p text:style-name="P14">11.4 <text:s text:c="2"/><text:span text:style-name="T10">Headings.</text:span> The section headings used in this Agreement are intended for convenience of reference and shall not by themselves determine the construction or interpretation of any provision of this Agreement.</text:p>
      <text:p text:style-name="P14"/>
      <text:p text:style-name="P14">11.5 <text:s text:c="2"/><text:span text:style-name="T10">Governing Law.</text:span> This Agreement shall be governed by and construed in accordance with the laws of Queensland, Australia. Any dispute, controversy, or claim arising out of or in connection with this Agreement, including any question regarding its existence, validity, or termination, shall be resolved by the courts of Queensland, Australia.</text:p>
      <text:p text:style-name="P14"/>
      <text:p text:style-name="P14">116 <text:s/><text:span text:style-name="T10"><text:s/>Injunctive Relief; Consent to Jurisdiction.</text:span> The Contractor acknowledges and agrees that damages will not be an adequate remedy in the event of a breach of any of the Contractor’s obligations under this Agreement. The Contractor therefore agrees that the Company shall be entitled (without limitation of any other rights or remedies otherwise available to the Company and without the necessity of posting a bond) to obtain an injunction from any court of competent jurisdiction prohibiting the continuance or recurrence of any breach of this Agreement. The Contractor hereby submits to the exclusive jurisdiction and venue of the courts of Queensland, Australia for any legal action or proceeding arising out of or relating to this Agreement. The Contractor further agrees that service of process in any such action or proceeding may be made by first-class mail, certified or registered, to the Contractor’s address as last appearing on the records of the Company.</text:p>
      <text:p text:style-name="P14"/>
      <text:p text:style-name="P14">11.7 <text:s text:c="2"/><text:span text:style-name="T10">Counterparts</text:span>. This Agreement may be executed in one or more counterparts, all of which taken together shall constitute one and the same Agreement.</text:p>
      <text:p text:style-name="P14"/>
      <text:p text:style-name="P14"><text:soft-page-break/>11.8 <text:s text:c="2"/><text:span text:style-name="T10">Severability.</text:span> If any term or provision of this Agreement is found by a court of competent jurisdiction to be invalid, illegal, or unenforceable in any jurisdiction, such invalidity, illegality, or unenforceability shall not affect any other term or provision of this Agreement or invalidate or render unenforceable such term or provision in any other jurisdiction. In such event, the parties agree that the court shall modify the invalid, illegal, or unenforceable provision to the extent necessary to make it valid, legal, and enforceable while preserving the parties' original intent. If modification is not possible, the invalid, illegal, or unenforceable provision shall be severed from this Agreement, and the remainder of the Agreement shall continue in full force and effect to the maximum extent permitted by law.<text:tab/><text:line-break/></text:p>
      <text:p text:style-name="P14">11.9 <text:s text:c="2"/><text:span text:style-name="T10">Survival.</text:span> Sections 4 through 10 shall survive termination or expiration of this Agreement.</text:p>
      <text:p text:style-name="P14"/>
      <text:p text:style-name="P14">11 <text:s text:c="2"/><text:span text:style-name="T10">Entire Agreement; Modifications.</text:span> This Agreement, together with the attached Statement of Work and the Mutual Confidentiality and Non-Disclosure Agreement (NDA) referenced herein, constitutes the entire agreement between the Parties with respect to the subject matter hereof and supersedes all prior agreements, understandings, negotiations, and discussions, whether oral or written. Except as otherwise provided herein or in the appendices hereto, this Agreement represents the entire understanding among the parties regarding the subject matter hereof and supersedes any and all prior and contemporaneous understandings, agreements, plans, and negotiations, whether written or oral, including any discussions regarding past or future compensation, bonuses, reimbursements, or other payments to the Contractor from the Company. All modifications to this Agreement must be in writing and signed by each of the parties hereto.</text:p>
      <text:p text:style-name="P16"><text:line-break/> <text:s text:c="6"/></text:p>
      <text:p text:style-name="P14"/>
      <text:p text:style-name="P7">[SIGNATURE PAGE FOLLOWS]</text:p>
      <text:p text:style-name="P5"/>
      <text:p text:style-name="P15">IN WITNESS WHEREOF, the Parties have executed this Contractor Agreement as of the latest date set forth on the signature page hereto, which shall be deemed the Effective Date.</text:p>
      <text:p text:style-name="P14"/>
      <text:p text:style-name="LO-normal"/>
      <text:p text:style-name="LO-normal"><text:tab/><text:tab/><text:tab/><text:tab/><text:tab/><text:span text:style-name="T16">EMBODYGAMES PTY LTD</text:span></text:p>
      <text:p text:style-name="LO-normal"/>
      <text:p text:style-name="LO-normal"/>
      <text:p text:style-name="P18"><text:tab/><text:tab/><text:tab/><text:tab/><text:tab/>By: <text:s text:c="3"/>___________________________________</text:p>
      <text:p text:style-name="P18"><text:tab/><text:tab/><text:tab/><text:tab/><text:tab/>Name:</text:p>
      <text:p text:style-name="P18"><text:tab/><text:tab/><text:tab/><text:tab/><text:tab/>Title:<text:tab/><text:tab/><text:tab/><text:tab/><text:tab/></text:p>
      <text:p text:style-name="P18"><text:tab/><text:tab/><text:tab/><text:tab/><text:tab/>Phone:</text:p>
      <text:p text:style-name="P18"><text:tab/><text:tab/><text:tab/><text:tab/><text:tab/>Email:<text:tab/><text:tab/></text:p>
      <text:p text:style-name="LO-normal"><text:tab/><text:tab/><text:tab/><text:tab/><text:tab/>Date:</text:p>
      <text:p text:style-name="LO-normal"><text:tab/><text:tab/><text:tab/></text:p>
      <text:p text:style-name="LO-normal"/>
      <text:p text:style-name="LO-normal"><text:tab/><text:tab/><text:tab/><text:tab/><text:tab/></text:p>
      <text:p text:style-name="LO-normal"><text:tab/><text:tab/><text:tab/><text:tab/><text:tab/></text:p>
      <text:p text:style-name="LO-normal"><text:tab/><text:tab/><text:tab/><text:tab/><text:tab/></text:p>
      <text:p text:style-name="P18"><text:tab/><text:tab/><text:tab/><text:tab/><text:tab/>By: <text:s text:c="3"/>___________________________________</text:p>
      <text:p text:style-name="P18"><text:tab/><text:tab/><text:tab/><text:tab/><text:tab/>Name:</text:p>
      <text:p text:style-name="P18"><text:tab/><text:tab/><text:tab/><text:tab/><text:tab/>Title:</text:p>
      <text:p text:style-name="P18"><text:tab/><text:tab/><text:tab/><text:tab/><text:tab/>Phone:</text:p>
      <text:p text:style-name="P18"><text:tab/><text:tab/><text:tab/><text:tab/><text:tab/>Email:</text:p>
      <text:p text:style-name="P18"><text:tab/><text:tab/><text:tab/><text:tab/><text:tab/>Date:</text:p>
      <text:p text:style-name="P19"/>
      <text:p text:style-name="P19"/>
      <text:p text:style-name="P8"><text:span text:style-name="T1">APPENDIX A</text:span><text:span text:style-name="T1"/></text:p>
      <text:p text:style-name="P9"/>
      <text:p text:style-name="P9"><text:span text:style-name="T1">STATEMENT OF WORK</text:span><text:span text:style-name="T1"/></text:p>
      <text:p text:style-name="P9"/>
      <text:p text:style-name="P30"><text:span text:style-name="T17">General:</text:span><text:line-break/><text:tab/>Type: Contractor<text:line-break/><text:tab/>Name:<text:span text:style-name="T2"> </text:span><text:span text:style-name="T7">Dex Cimino</text:span></text:p>
      <text:p text:style-name="P31">Email: <text:span text:style-name="T7">dexdcimino@gmail.com <text:s/></text:span><text:line-break/>Phone: <text:line-break/>Address: <text:span text:style-name="T8">6126 Russell Ct, Golden, C</text:span><text:span text:style-name="T9">olorado</text:span><text:span text:style-name="T8"> 80403, USA</text:span><text:line-break/>Effective Date: <text:line-break/>Reporting to: Quinten Bench<text:line-break/><text:tab/></text:p>
      <text:p text:style-name="LO-normal">1. <text:span text:style-name="T1">SCOPE OF WORK</text:span><text:span text:style-name="T1"/></text:p>
      <text:p text:style-name="P20">Role / general scope: Concept, Design &amp; Implementation of assets for EmbodyGames projects.</text:p>
      <text:p text:style-name="P20"/>
      <text:p text:style-name="LO-normal">2. <text:span text:style-name="T1">ROLES AND RESPONSIBILITIES</text:span><text:span text:style-name="T1"/></text:p>
      <text:p text:style-name="P20"><text:span text:style-name="T11">EmbodyGames Responsibilities:</text:span><text:span text:style-name="T11"/></text:p>
      <text:p text:style-name="P21">Provide necessary information and details about each project, ensuring</text:p>
      <text:p text:style-name="P21">the contractor is setup for success.</text:p>
      <text:p text:style-name="P21">Provide contractor with timely feedback and direction for all iterations of relevant project</text:p>
      <text:p text:style-name="P20"><text:span text:style-name="T11">Contractor Responsibilities:</text:span><text:span text:style-name="T11"/></text:p>
      <text:p text:style-name="P21">Collaborate with EmbodyGames during the pre-production, production &amp; post</text:p>
      <text:p text:style-name="P21">production process to formulate plans and direction on projects.</text:p>
      <text:p text:style-name="P21">Includes but not limited to:</text:p>
      <text:list text:style-name="WWNum1">
        <text:list-item>
          <text:p text:style-name="P22">3D modelling, Animating, Texturing &amp; UV-mapping</text:p>
        </text:list-item>
        <text:list-item>
          <text:p text:style-name="P22">Research &amp; concepts of assets / game design</text:p>
        </text:list-item>
        <text:list-item>
          <text:p text:style-name="P22">Creating design documents</text:p>
        </text:list-item>
        <text:list-item>
          <text:p text:style-name="P22">Testing</text:p>
        </text:list-item>
        <text:list-item>
          <text:p text:style-name="P22">Take part in EmbodyGames hosted meetings</text:p>
        </text:list-item>
      </text:list>
      <text:p text:style-name="P16"/>
      <text:p text:style-name="LO-normal">3. <text:span text:style-name="T1">DELIVERABLE MATERIALS</text:span><text:span text:style-name="T1"/></text:p>
      <text:p text:style-name="P24">Contractor will perform the responsibilities on the days scheduled.</text:p>
      <text:p text:style-name="P20">In addition, all third party software utilized by Contractor in the creation of the Work</text:p>
      <text:p text:style-name="P20">Product, as applicable, shall have an active subscription during the performance of the</text:p>
      <text:p text:style-name="P20">Services. Further, in the event Contractor utilizes open source software in the creation of</text:p>
      <text:p text:style-name="P20">the Work Product, its use in a commercial and production environment shall not create</text:p>
      <text:p text:style-name="P20">any legal rights by, and/or obligations to, the open source community.</text:p>
      <text:p text:style-name="LO-normal"/>
      <text:p text:style-name="LO-normal">4. <text:span text:style-name="T1">ESTIMATED SCHEDULE</text:span><text:span text:style-name="T1"/></text:p>
      <text:p text:style-name="P20">Estimated: <text:span text:style-name="T23">80</text:span> - <text:span text:style-name="T23">160</text:span> hours per month</text:p>
      <text:p text:style-name="P20">Term length: Ongoing</text:p>
      <text:p text:style-name="P20">This is an ongoing assignment and will remain in effect as long as both parties are in agreement. Either party can terminate the agreement at any time.</text:p>
      <text:p text:style-name="P16"/>
      <text:p text:style-name="LO-normal">5. <text:span text:style-name="T1">COMPLETION CRITERIA</text:span><text:span text:style-name="T1"/></text:p>
      <text:p text:style-name="P20">Responsibilities should be completed on time per the production schedule provided to</text:p>
      <text:p text:style-name="P20">them.</text:p>
      <text:p text:style-name="LO-normal"><text:soft-page-break/>6. <text:span text:style-name="T1">COST &amp; REIMBURSABLE EXPENSES</text:span><text:span text:style-name="T1"/></text:p>
      <text:p text:style-name="P20">The Contractor will receive compensation each month for completed labor, as mutually agreed upon by both parties.</text:p>
      <text:p text:style-name="P25">Contractor will submit monthly invoices <text:span text:style-name="T23">to EmbodyGames</text:span>, with each invoice reflecting services rendered within the corresponding calendar month.</text:p>
      <text:p text:style-name="P20">EmbodyGames will submit payment within 30 days from date of receipt of the invoice.</text:p>
      <text:p text:style-name="P20">All other expenses must be approved in advance by EmbodyGames.</text:p>
      <text:p text:style-name="P16"/>
      <text:p text:style-name="P33"><text:span text:style-name="Strong_20_Emphasis"><text:span text:style-name="T19">7</text:span></text:span><text:span text:style-name="Strong_20_Emphasis"><text:span text:style-name="T18">.</text:span></text:span><text:span text:style-name="Strong_20_Emphasis"> CONFIDENTIAL WORK AND USAGE RESTRICTIONS</text:span></text:p>
      <text:p text:style-name="Text_20_body">From time to time, EmbodyGames may designate certain deliverables as confidential and non-disclosable (“Confidential Work”). EmbodyGames will inform the Contractor in writing when a deliverable falls under this category.</text:p>
      <text:p text:style-name="Text_20_body">For any such Confidential Work:</text:p>
      <text:list text:style-name="L1">
        <text:list-item>
          <text:p text:style-name="P32">Contractor may not share, display, or disclose the work publicly or privately, including but not limited to portfolios, websites, social media, or job applications.</text:p>
        </text:list-item>
        <text:list-item>
          <text:p text:style-name="P32">Contractor may not claim authorship, ownership, or creative contribution to the Confidential Work, unless otherwise authorized in writing by EmbodyGames.</text:p>
        </text:list-item>
        <text:list-item>
          <text:p text:style-name="P32">Confidential Work remains the exclusive property of EmbodyGames and may not be reused or repurposed by the Contractor for any other project or purpose.</text:p>
        </text:list-item>
      </text:list>
      <text:p text:style-name="Text_20_body">These restrictions will remain in effect indefinitely and survive the termination of this agreement.</text:p>
      <text:p text:style-name="P16"/>
      <text:p text:style-name="LO-normal"><text:span text:style-name="T22">8</text:span>. <text:span text:style-name="T1">CHANGE ORDER PROCEDURE</text:span><text:span text:style-name="T1"/></text:p>
      <text:p text:style-name="P20">All change orders must be mutually agreed upon in writing by both parties.</text:p>
      <text:p text:style-name="LO-normal"/>
      <text:p text:style-name="LO-normal"/>
      <text:p text:style-name="P27"/>
      <text:p text:style-name="P28"/>
      <text:p text:style-name="P10">[SIGNATURE PAGE FOLLOWS]</text:p>
      <text:p text:style-name="P29">IN WITNESS WHEREOF, the Parties have executed this <text:span text:style-name="T24">Statement of Work</text:span> as of the latest date set forth on the signature page hereto, which shall be deemed the Effective Date.</text:p>
      <text:p text:style-name="P26"/>
      <text:p text:style-name="LO-normal"/>
      <text:p text:style-name="LO-normal"><text:tab/><text:tab/><text:tab/><text:tab/><text:tab/><text:span text:style-name="T16">EMBODYGAMES PTY LTD</text:span></text:p>
      <text:p text:style-name="LO-normal"/>
      <text:p text:style-name="LO-normal"/>
      <text:p text:style-name="P18"><text:tab/><text:tab/><text:tab/><text:tab/><text:tab/>By: <text:s text:c="3"/>___________________________________</text:p>
      <text:p text:style-name="P18"><text:tab/><text:tab/><text:tab/><text:tab/><text:tab/>Name:</text:p>
      <text:p text:style-name="P18"><text:tab/><text:tab/><text:tab/><text:tab/><text:tab/>Title:<text:tab/><text:tab/><text:tab/><text:tab/><text:tab/></text:p>
      <text:p text:style-name="P18"><text:tab/><text:tab/><text:tab/><text:tab/><text:tab/>Phone:</text:p>
      <text:p text:style-name="P18"><text:tab/><text:tab/><text:tab/><text:tab/><text:tab/>Email:<text:tab/><text:tab/></text:p>
      <text:p text:style-name="LO-normal"><text:tab/><text:tab/><text:tab/><text:tab/><text:tab/>Date:</text:p>
      <text:p text:style-name="LO-normal"/>
      <text:p text:style-name="LO-normal"><text:tab/><text:tab/><text:tab/></text:p>
      <text:p text:style-name="LO-normal"><text:tab/><text:tab/><text:tab/><text:tab/><text:tab/></text:p>
      <text:p text:style-name="LO-normal"><text:tab/><text:tab/><text:tab/><text:tab/><text:tab/></text:p>
      <text:p text:style-name="LO-normal"><text:tab/><text:tab/><text:tab/><text:tab/><text:tab/></text:p>
      <text:p text:style-name="P18"><text:tab/><text:tab/><text:tab/><text:tab/><text:tab/>By: <text:s text:c="3"/>___________________________________</text:p>
      <text:p text:style-name="P18"><text:tab/><text:tab/><text:tab/><text:tab/><text:tab/>Name:</text:p>
      <text:p text:style-name="P18"><text:tab/><text:tab/><text:tab/><text:tab/><text:tab/>Title:</text:p>
      <text:p text:style-name="P18"><text:tab/><text:tab/><text:tab/><text:tab/><text:tab/>Phone:</text:p>
      <text:p text:style-name="P18"><text:tab/><text:tab/><text:tab/><text:tab/><text:tab/>Email:</text:p>
      <text:p text:style-name="LO-normal"><text:tab/><text:tab/><text:tab/><text:tab/><text:tab/>Date:</text:p>
      <text:p text:style-name="LO-normal"><text:tab/><text:tab/><text:tab/><text:tab/><text:tab/></text:p>
      <text:p text:style-name="P9"/>
      <text:p text:style-name="P8">APPENDIX B</text:p>
      <text:p text:style-name="P9">(Termination Certificate)</text:p>
      <text:p text:style-name="P9"/>
      <text:p text:style-name="P23">This is to certify that Contractor does not have in its possession, nor has Contractor failed to return, any papers, records, data, notes, drawings, files, documents, samples, devices,</text:p>
      <text:p text:style-name="LO-normal">products, equipment, designs, computer programs, and other materials, including reproductions</text:p>
      <text:p text:style-name="LO-normal">of any of the aforementioned items, belonging to EmbodyGames PTY LTD, its subsidiaries, affiliates, clients, successors, or assigns (together, the “Company”).</text:p>
      <text:p text:style-name="LO-normal"/>
      <text:p text:style-name="P23">The Contractor further certifies that it has complied with all the terms of the Company’s</text:p>
      <text:p text:style-name="LO-normal">Contractor Agreement signed by it, including the reporting of any Inventions (as defined therein)</text:p>
      <text:p text:style-name="LO-normal">conceived or made by Contractor (solely or jointly with others) covered by that agreement.</text:p>
      <text:p text:style-name="LO-normal"/>
      <text:p text:style-name="P23">Contractor further agrees that, in compliance with the Contractor Agreement, it will hold</text:p>
      <text:p text:style-name="LO-normal">in confidence and will not disclose, use, copy, publish, or summarize any Confidential</text:p>
      <text:p text:style-name="LO-normal">Information (as defined in the Confidentiality Agreement) of the Company or of any of its customers,</text:p>
      <text:p text:style-name="LO-normal">vendors, contractors, and other parties with which it does business.</text:p>
      <text:p text:style-name="LO-normal"/>
      <text:p text:style-name="LO-normal"/>
      <text:p text:style-name="LO-normal">Date: <text:s/>_________________________</text:p>
      <text:p text:style-name="LO-normal"/>
      <text:p text:style-name="LO-normal"/>
      <text:p text:style-name="LO-normal"><text:tab/><text:tab/><text:tab/><text:tab/><text:tab/><text:tab/>_________________________________</text:p>
      <text:p text:style-name="P2">Signature</text:p>
      <text:p text:style-name="P3"/>
      <text:p text:style-name="P3"/>
      <text:p text:style-name="P4">_________________________________</text:p>
      <text:p text:style-name="P4">Print N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Palatino Linotype" svg:font-family="'Palatino Linotype'" style:font-family-generic="roman" style:font-pitch="variable"/>
    <style:font-face style:name="Palatino Linotype1" svg:font-family="'Palatino Linotype'"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2"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LO-normal" style:next-style-name="LO-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font-name-complex="OpenSymbol1" style:font-family-complex="OpenSymbol" style:font-family-generic-complex="system" style:font-pitch-complex="variable"/>
    </style:style>
    <style:style style:name="ListLabel_20_2" style:display-name="ListLabel 2" style:family="text">
      <style:text-properties style:text-underline-style="none" style:font-name-complex="OpenSymbol1" style:font-family-complex="OpenSymbol" style:font-family-generic-complex="system" style:font-pitch-complex="variable"/>
    </style:style>
    <style:style style:name="ListLabel_20_3" style:display-name="ListLabel 3" style:family="text">
      <style:text-properties style:text-underline-style="none" style:font-name-complex="OpenSymbol1" style:font-family-complex="OpenSymbol" style:font-family-generic-complex="system" style:font-pitch-complex="variable"/>
    </style:style>
    <style:style style:name="ListLabel_20_4" style:display-name="ListLabel 4" style:family="text">
      <style:text-properties style:text-underline-style="none" style:font-name-complex="OpenSymbol1" style:font-family-complex="OpenSymbol" style:font-family-generic-complex="system" style:font-pitch-complex="variable"/>
    </style:style>
    <style:style style:name="ListLabel_20_5" style:display-name="ListLabel 5" style:family="text">
      <style:text-properties style:text-underline-style="none" style:font-name-complex="OpenSymbol1" style:font-family-complex="OpenSymbol" style:font-family-generic-complex="system" style:font-pitch-complex="variable"/>
    </style:style>
    <style:style style:name="ListLabel_20_6" style:display-name="ListLabel 6" style:family="text">
      <style:text-properties style:text-underline-style="none" style:font-name-complex="OpenSymbol1" style:font-family-complex="OpenSymbol" style:font-family-generic-complex="system" style:font-pitch-complex="variable"/>
    </style:style>
    <style:style style:name="ListLabel_20_7" style:display-name="ListLabel 7" style:family="text">
      <style:text-properties style:text-underline-style="none" style:font-name-complex="OpenSymbol1" style:font-family-complex="OpenSymbol" style:font-family-generic-complex="system" style:font-pitch-complex="variable"/>
    </style:style>
    <style:style style:name="ListLabel_20_8" style:display-name="ListLabel 8" style:family="text">
      <style:text-properties style:text-underline-style="none" style:font-name-complex="OpenSymbol1" style:font-family-complex="OpenSymbol" style:font-family-generic-complex="system" style:font-pitch-complex="variable"/>
    </style:style>
    <style:style style:name="ListLabel_20_9" style:display-name="ListLabel 9" style:family="text">
      <style:text-properties style:text-underline-style="none" style:font-name-complex="OpenSymbol1"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in"/>
        </style:list-level-properties>
        <style:text-properties style:font-name="OpenSymbol2"/>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598in" fo:margin-left="1in" fo:margin-right="1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en-US</dc:language>
    <dc:date>2025-05-01T04:56:40.411000000</dc:date>
    <meta:editing-cycles>23</meta:editing-cycles>
    <meta:editing-duration>P4DT16H41M23S</meta:editing-duration>
    <meta:generator>LibreOffice/7.5.0.3$Windows_X86_64 LibreOffice_project/c21113d003cd3efa8c53188764377a8272d9d6de</meta:generator>
    <meta:document-statistic meta:table-count="0" meta:image-count="0" meta:object-count="0" meta:page-count="11" meta:paragraph-count="155" meta:word-count="3509" meta:character-count="23718" meta:non-whitespace-character-count="20081"/>
    <meta:user-defined meta:name="AppVersion">15.0000</meta:user-defined>
  </office:meta>
</office:document-meta>
</file>